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8ddf" officeooo:paragraph-rsid="00058ddf"/>
    </style:style>
    <style:style style:name="P2" style:family="paragraph" style:parent-style-name="Text_20_body" style:list-style-name="L4">
      <style:text-properties officeooo:rsid="00058ddf" officeooo:paragraph-rsid="00058ddf"/>
    </style:style>
    <style:style style:name="P3" style:family="paragraph" style:parent-style-name="Text_20_body" style:list-style-name="L4">
      <style:text-properties officeooo:paragraph-rsid="00058ddf"/>
    </style:style>
    <style:style style:name="T1" style:family="text">
      <style:text-properties officeooo:rsid="00058d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1">Data – fMRI function connectivity matrices 90x90, 203 subjects - 112 volunteers, 91 patients</text:p>
      <text:p text:style-name="P1">LOO performances:</text:p>
      <text:list xml:id="list3943534098471874144" text:style-name="L4">
        <text:list-item>
          <text:p text:style-name="P3"><text:span text:style-name="T1">MATLAB classification forest (default settings) – 10 trees: 65%, 100 trees 69%, 1000 trees 70,94%</text:span></text:p>
        </text:list-item>
        <text:list-item>
          <text:p text:style-name="P2">PCA → LDA (20 features): 75%</text:p>
        </text:list-item>
        <text:list-item>
          <text:p text:style-name="P2">SVM: 99%</text:p>
        </text:list-item>
        <text:list-item>
          <text:p text:style-name="P2">RDA: 100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3-05T10:58:45.256946749</dc:date>
    <meta:editing-duration>P0D</meta:editing-duration>
    <meta:editing-cycles>1</meta:editing-cycles>
    <meta:document-statistic meta:table-count="0" meta:image-count="0" meta:object-count="0" meta:page-count="1" meta:paragraph-count="7" meta:word-count="46" meta:character-count="276" meta:non-whitespace-character-count="239"/>
    <meta:generator>LibreOffice/4.2.7.2$Linux_X86_64 LibreOffice_project/420m0$Build-2</meta:generator>
  </office:meta>
</office:document-meta>
</file>